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5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5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5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6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7">
            <text:p>0830 <text:s/>17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8">
            <text:p>0830 <text:s/>17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29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1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1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1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2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2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2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2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2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3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3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3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3">
            <text:p>0830 <text:s/>17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3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4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5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5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5">
            <text:p>0830 <text:s/>171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6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7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7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7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8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8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8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8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39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1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1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1">
            <text:p>0830 <text:s/>17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2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2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2">
            <text:p>0830 <text:s/>17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2">
            <text:p>0830 <text:s/>17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3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4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5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6">
            <text:p>0830 <text:s/>17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7">
            <text:p>0830 <text:s/>17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8-30T17:13:32.48">
            <text:p>0830 <text:s/>171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30T17:13:32.48">
            <text:p>2021/8/30 17:1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30T17:13:32.48">
            <text:p>0830 <text:s/>1713</text:p>
          </table:table-cell>
          <table:table-cell table:style-name="ce7" table:formula="of:=NOW()" office:value-type="date" office:date-value="2021-08-30T17:13:32.48">
            <text:p>0830 <text:s/>171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30T17:13:32.48">
            <text:p>0830 <text:s/>17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1">
          <table:table-cell table:style-name="ce3" table:number-columns-repeated="2"/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10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30T17:13:32.66">
            <text:p>0830 <text:s/>171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30T17:13:32.66">
            <text:p>0830 <text:s/>1713</text:p>
          </table:table-cell>
          <table:table-cell table:style-name="ce7" table:formula="of:=NOW()" office:value-type="date" office:date-value="2021-08-30T17:13:32.66">
            <text:p>0830 <text:s/>171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30T17:13:32.66">
            <text:p>0830 <text:s/>171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0">2021/08/30</text:date>, <text:time>17:1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30T17:13:31.86</dc:date>
    <dc:creator>iwabuchi ken</dc:creator>
    <meta:editing-duration>P6DT20H54M52S</meta:editing-duration>
    <meta:editing-cycles>1022</meta:editing-cycles>
    <meta:generator>OpenOffice/4.1.3$Win32 OpenOffice.org_project/413m1$Build-9783</meta:generator>
    <meta:document-statistic meta:table-count="2" meta:cell-count="1124" meta:object-count="0"/>
  </office:meta>
</office:document-meta>
</file>